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" style:parent-style-name="Fuentedepárrafopredeter.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33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35" style:parent-style-name="Normal" style:list-style-name="LFO1" style:family="paragraph">
      <style:paragraph-properties fo:margin-left="-0.25in" fo:text-indent="0.25in">
        <style:tab-stops/>
      </style:paragraph-properties>
    </style:style>
    <style:style style:name="T3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40" style:parent-style-name="Normal" style:list-style-name="LFO2" style:family="paragraph">
      <style:paragraph-properties fo:margin-left="-0.25in" fo:text-indent="0.25in">
        <style:tab-stops/>
      </style:paragraph-properties>
    </style:style>
    <style:style style:name="T4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2" style:parent-style-name="Normal" style:list-style-name="LFO2" style:family="paragraph">
      <style:paragraph-properties fo:margin-left="-0.25in" fo:text-indent="0.25in">
        <style:tab-stops/>
      </style:paragraph-properties>
    </style:style>
    <style:style style:name="T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4" style:parent-style-name="Normal" style:list-style-name="LFO2" style:family="paragraph">
      <style:paragraph-properties fo:margin-left="-0.25in" fo:text-indent="0.25in">
        <style:tab-stops/>
      </style:paragraph-properties>
    </style:style>
    <style:style style:name="T4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46" style:parent-style-name="Normal" style:list-style-name="LFO2" style:family="paragraph">
      <style:paragraph-properties fo:margin-left="-0.25in" fo:text-indent="0.25in">
        <style:tab-stops/>
      </style:paragraph-properties>
    </style:style>
    <style:style style:name="T4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5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5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5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7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5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59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6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1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6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3" style:parent-style-name="Normal" style:list-style-name="LFO3" style:family="paragraph">
      <style:paragraph-properties fo:margin-left="-0.25in" fo:text-indent="0.25in">
        <style:tab-stops/>
      </style:paragraph-properties>
    </style:style>
    <style:style style:name="T6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6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67" style:parent-style-name="Normal" style:family="paragraph">
      <style:paragraph-properties fo:text-align="center"/>
    </style:style>
    <style:style style:name="T6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2" style:parent-style-name="Normal" style:family="paragraph">
      <style:paragraph-properties fo:text-align="justify"/>
    </style:style>
    <style:style style:name="T7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76" style:parent-style-name="Normal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T7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79" style:parent-style-name="Normal" style:family="paragraph">
      <style:paragraph-properties fo:text-align="justify"/>
    </style:style>
    <style:style style:name="T8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4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8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88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89" style:parent-style-name="Normal" style:family="paragraph">
      <style:paragraph-properties fo:text-align="center"/>
    </style:style>
    <style:style style:name="T9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91" style:parent-style-name="Normal" style:family="paragraph">
      <style:paragraph-properties fo:text-align="center"/>
    </style:style>
    <style:style style:name="T9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9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7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98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9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0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10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2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10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4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10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6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10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08" style:parent-style-name="Normal" style:list-style-name="LFO4" style:family="paragraph">
      <style:paragraph-properties fo:margin-left="-0.25in" fo:text-indent="0.25in">
        <style:tab-stops/>
      </style:paragraph-properties>
    </style:style>
    <style:style style:name="T10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1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1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15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1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17" style:parent-style-name="Normal" style:family="paragraph">
      <style:paragraph-properties fo:text-align="center"/>
    </style:style>
    <style:style style:name="T11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P119" style:parent-style-name="Normal" style:family="paragraph">
      <style:paragraph-properties fo:text-align="justify"/>
    </style:style>
    <style:style style:name="T120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21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22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T12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4" style:parent-style-name="Normal" style:family="paragraph">
      <style:paragraph-properties fo:text-align="justify"/>
    </style:style>
    <style:style style:name="P125" style:parent-style-name="Normal" style:family="paragraph">
      <style:paragraph-properties fo:text-align="justify"/>
    </style:style>
    <style:style style:name="T12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2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28" style:parent-style-name="Normal" style:family="paragraph">
      <style:paragraph-properties fo:text-align="justify"/>
    </style:style>
    <style:style style:name="P129" style:parent-style-name="Normal" style:family="paragraph">
      <style:paragraph-properties fo:text-align="justify"/>
    </style:style>
    <style:style style:name="T13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1" style:parent-style-name="Normal" style:family="paragraph">
      <style:paragraph-properties fo:text-align="justify"/>
    </style:style>
    <style:style style:name="P132" style:parent-style-name="Normal" style:list-style-name="LFO5" style:family="paragraph">
      <style:paragraph-properties fo:text-align="justify"/>
    </style:style>
    <style:style style:name="T133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34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5" style:parent-style-name="Normal" style:list-style-name="LFO5" style:family="paragraph">
      <style:paragraph-properties fo:text-align="justify"/>
    </style:style>
    <style:style style:name="T136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37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38" style:parent-style-name="Normal" style:list-style-name="LFO5" style:family="paragraph">
      <style:paragraph-properties fo:text-align="justify" fo:margin-left="0.25in" fo:text-indent="0in">
        <style:tab-stops/>
      </style:paragraph-properties>
    </style:style>
    <style:style style:name="T139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0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1" style:parent-style-name="Normal" style:list-style-name="LFO5" style:family="paragraph">
      <style:paragraph-properties fo:text-align="justify"/>
    </style:style>
    <style:style style:name="T142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3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4" style:parent-style-name="Normal" style:list-style-name="LFO5" style:family="paragraph">
      <style:paragraph-properties fo:text-align="justify"/>
    </style:style>
    <style:style style:name="T145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6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47" style:parent-style-name="Normal" style:list-style-name="LFO5" style:family="paragraph">
      <style:paragraph-properties fo:text-align="justify"/>
    </style:style>
    <style:style style:name="T148" style:parent-style-name="Fuentedepárrafopredeter.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49" style:parent-style-name="Fuentedepárrafopredeter." style:family="text">
      <style:text-properties style:font-name="Liberation Serif" style:font-name-asian="Liberation Serif" style:font-name-complex="Liberation Serif" fo:font-size="12pt" style:font-size-asian="12pt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Párrafodelista" style:list-style-name="LFO6" style:family="paragraph"/>
    <style:style style:name="P152" style:parent-style-name="Párrafodelista" style:list-style-name="LFO6" style:family="paragraph"/>
    <style:style style:name="P153" style:parent-style-name="Párrafodelista" style:list-style-name="LFO6" style:family="paragraph"/>
    <style:style style:name="P154" style:parent-style-name="Párrafodelista" style:list-style-name="LFO6" style:family="paragraph"/>
    <style:style style:name="P155" style:parent-style-name="Párrafodelista" style:list-style-name="LFO6" style:family="paragraph"/>
    <style:style style:name="P156" style:parent-style-name="Párrafodelista" style:list-style-name="LFO7" style:family="paragraph"/>
    <style:style style:name="P157" style:parent-style-name="Párrafodelista" style:list-style-name="LFO7" style:family="paragraph"/>
    <style:style style:name="P158" style:parent-style-name="Párrafodelista" style:list-style-name="LFO7" style:family="paragraph"/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Párrafodelista" style:list-style-name="LFO8" style:family="paragraph"/>
    <style:style style:name="P161" style:parent-style-name="Párrafodelista" style:list-style-name="LFO8" style:family="paragraph"/>
    <style:style style:name="P162" style:parent-style-name="Párrafodelista" style:list-style-name="LFO8" style:family="paragraph"/>
    <style:style style:name="P163" style:parent-style-name="Párrafodelista" style:list-style-name="LFO8" style:family="paragraph"/>
    <style:style style:name="P164" style:parent-style-name="Párrafodelista" style:list-style-name="LFO8" style:family="paragraph"/>
    <style:style style:name="P165" style:parent-style-name="Párrafodelista" style:list-style-name="LFO8" style:family="paragraph"/>
    <style:style style:name="P16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Párrafodelista" style:list-style-name="LFO9" style:family="paragraph"/>
    <style:style style:name="P169" style:parent-style-name="Párrafodelista" style:list-style-name="LFO9" style:family="paragraph"/>
    <style:style style:name="P170" style:parent-style-name="Párrafodelista" style:list-style-name="LFO9" style:family="paragraph"/>
    <style:style style:family="graphic" style:name="a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draw:fill="solid" draw:fill-color="#ffffff" draw:opacity="100%" draw:stroke="solid" svg:stroke-width="0.01389in" svg:stroke-color="#70ad47" svg:stroke-opacity="100%" draw:stroke-linejoin="miter" svg:stroke-linecap="butt"/>
    </style:style>
    <style:style style:family="graphic" style:name="a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">
      <style:graphic-properties draw:fill="none" draw:stroke="solid" svg:stroke-width="0.00694in" svg:stroke-color="#4472c4" svg:stroke-opacity="100%" draw:stroke-linejoin="miter" svg:stroke-linecap="butt"/>
    </style:style>
  </office:automatic-styles>
  <office:body>
    <office:text text:use-soft-page-breaks="true">
      <text:p text:style-name="P1"><text:span text:style-name="T2">Diseño del sistema</text:span></text:p>
      <text:p text:style-name="Normal"><text:span text:style-name="T3">Carlos Builes</text:span></text:p>
      <text:p text:style-name="Normal"><text:a xlink:href="mailto:carlosbuiles@elpoli.edu.co" office:target-frame-name="_top" xlink:show="replace"><text:span text:style-name="T4">carlosbuiles@elpoli.edu.co</text:span></text:a></text:p>
      <text:p text:style-name="Normal"/>
      <text:p text:style-name="Normal"><text:span text:style-name="T5">Notas acerca de la ingeniería de software</text:span></text:p>
      <text:p text:style-name="Normal"/>
      <text:p text:style-name="Normal"><text:span text:style-name="T6">28 febrero: Examen conceptos de diseño 20</text:span></text:p>
      <text:p text:style-name="Normal"><text:span text:style-name="T7">16 Abril : PPI 10%</text:span></text:p>
      <text:p text:style-name="Normal"><text:span text:style-name="T8">24 Abril: Examen 20%</text:span></text:p>
      <text:p text:style-name="Normal"><text:span text:style-name="T9">25 Mayo: Examen 20%</text:span></text:p>
      <text:p text:style-name="Normal"><text:span text:style-name="T10">08 junio: trabajo escrito 20%</text:span></text:p>
      <text:p text:style-name="Normal"><text:span text:style-name="T11">18 junio: PPI 10%</text:span></text:p>
      <text:p text:style-name="Normal"/>
      <text:p text:style-name="Normal"/>
      <text:p text:style-name="Normal"><text:span text:style-name="T12">Cliente <text:s/>que tiene un requisito y debo capturar los requerimientos</text:span></text:p>
      <text:p text:style-name="Normal"/>
      <text:p text:style-name="Normal"><text:span text:style-name="T13">Análisis</text:span></text:p>
      <text:p text:style-name="Normal"><text:span text:style-name="T14">Objetivos</text:span></text:p>
      <text:p text:style-name="Normal"><text:span text:style-name="T15">Obtener conocimiento detallado</text:span></text:p>
      <text:p text:style-name="Normal"><text:span text:style-name="T16">Revaluar el estudio de factibilidad (alcance del proyecto)</text:span></text:p>
      <text:p text:style-name="Normal"><text:span text:style-name="T17">Emitir modelo del nuevo sistema</text:span></text:p>
      <text:p text:style-name="Normal"><text:span text:style-name="T18">Encontrar lo que la empresa requiere antes de imaginarse como hacerlo</text:span></text:p>
      <text:p text:style-name="Normal"/>
      <text:p text:style-name="Normal"><text:span text:style-name="T19">Transformación disciplinada de requerimientos a una<text:s/></text:span><text:span text:style-name="T20">especificación funcional<text:s/></text:span><text:span text:style-name="T21">expresada en termino lógicos</text:span></text:p>
      <text:p text:style-name="Normal"><text:span text:style-name="T22">Determina<text:s/></text:span><text:span text:style-name="T23">que</text:span><text:span text:style-name="T24"><text:s/>se necesita hacer.</text:span></text:p>
      <text:p text:style-name="Normal"><text:span text:style-name="T25">Es el acto del descubrimiento</text:span></text:p>
      <text:p text:style-name="Normal"><text:span text:style-name="T26">QUE HACE EL SISTEMA?</text:span></text:p>
      <text:p text:style-name="Normal"><text:span text:style-name="T27">QUE HARÁ EL NUEVO SISTEMA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8">Requerimiento</text:span><text:span text:style-name="T29">: Necesidad de información que debe satisfacer un sistema</text:span></text:p>
      <text:p text:style-name="Normal"><text:span text:style-name="T30">Especificación funcional:</text:span><text:span text:style-name="T31"><text:s/>Documento donde está, en forma lógica, lo que el sistema debe hacer, con relación a procesos y datos.</text:span></text:p>
      <text:p text:style-name="Normal"/>
      <text:p text:style-name="Normal"><text:span text:style-name="T32">Importancia:</text:span></text:p>
      <text:list text:style-name="LFO1" text:continue-numbering="true">
        <text:list-item>
          <text:p text:style-name="P33"><text:span text:style-name="T34">Integra necesidades y requerimientos de un área en un modelo lógico</text:span></text:p>
        </text:list-item>
        <text:list-item>
          <text:p text:style-name="P35"><text:span text:style-name="T36">Permite llegar a los<text:s/></text:span><text:span text:style-name="T37">más</text:span><text:span text:style-name="T38"><text:s/>mínimos niveles de detalle del sistema.</text:span></text:p>
        </text:list-item>
      </text:list>
      <text:p text:style-name="Normal"/>
      <text:p text:style-name="Normal"><text:span text:style-name="T39">Características:</text:span></text:p>
      <text:list text:style-name="LFO2" text:continue-numbering="true">
        <text:list-item>
          <text:p text:style-name="P40"><text:span text:style-name="T41">Dificil comunicación analista-usuario. (No hay lenguaje común).</text:span></text:p>
        </text:list-item>
        <text:list-item>
          <text:p text:style-name="P42"><text:span text:style-name="T43">Relaciones interpersonales.</text:span></text:p>
        </text:list-item>
        <text:list-item>
          <text:p text:style-name="P44"><text:span text:style-name="T45">Necesidades de información cambiantes.</text:span></text:p>
        </text:list-item>
        <text:list-item>
          <text:p text:style-name="P46"><text:span text:style-name="T47">Cambios administrativos y operativos del área con el nuevo sistema.</text:span></text:p>
        </text:list-item>
      </text:list>
      <text:p text:style-name="Normal"/>
      <text:p text:style-name="Normal"><text:span text:style-name="T48">Participantes del análisis</text:span></text:p>
      <text:p text:style-name="Normal"><text:span text:style-name="T49">Usuarios</text:span><text:span text:style-name="T50">: Definen el problema de información existente</text:span></text:p>
      <text:p text:style-name="Normal"><text:span text:style-name="T51">Analista</text:span><text:span text:style-name="T52">: Traducir requerimientos en requisitos.</text:span></text:p>
      <text:list text:style-name="LFO3" text:continue-numbering="true">
        <text:list-item>
          <text:p text:style-name="P53"><text:span text:style-name="T54">Perfil:</text:span></text:p>
        </text:list-item>
        <text:list-item>
          <text:p text:style-name="P55"><text:span text:style-name="T56">Conocimientos administrativos del área</text:span></text:p>
        </text:list-item>
        <text:list-item>
          <text:p text:style-name="P57"><text:span text:style-name="T58">Buenas relaciones humanas.</text:span></text:p>
        </text:list-item>
        <text:list-item>
          <text:p text:style-name="P59"><text:span text:style-name="T60">Debe ser líder (influir sobre el grupo)</text:span></text:p>
        </text:list-item>
        <text:list-item>
          <text:p text:style-name="P61"><text:span text:style-name="T62">Ser comunicador e investigador</text:span></text:p>
        </text:list-item>
        <text:list-item>
          <text:p text:style-name="P63"><text:span text:style-name="T64">Puede suponer tecnología perfecta.</text:span></text:p>
        </text:list-item>
      </text:list>
      <text:p text:style-name="Normal"><text:span text:style-name="T65">Auditoria:<text:s/></text:span><text:span text:style-name="T66">Inclusión controles internos.</text:span></text:p>
      <text:p text:style-name="Normal"/>
      <text:p text:style-name="P67"><text:span text:style-name="T68">Pasos en el desarrollo del análisis</text:span></text:p>
      <text:p text:style-name="P69"/>
      <text:p text:style-name="P70"><text:span text:style-name="T71">Conocer en detalle funcionamiento actual del área-</text:span></text:p>
      <text:p text:style-name="P72"><text:span text:style-name="T73">conocer manejo y flujo de información producida y que llega al área.</text:span></text:p>
      <text:p text:style-name="P74"><text:span text:style-name="T75">Incluye:</text:span></text:p>
      <text:p text:style-name="P76"/>
      <text:p text:style-name="P77"><text:span text:style-name="T78">Objetivos y funcionamiento del área.</text:span></text:p>
      <text:p text:style-name="P79"><text:span text:style-name="T80">Información que alimenta el sistema.</text:span></text:p>
      <text:p text:style-name="Normal"><text:span text:style-name="T81">Definición de los procesos<text:s/></text:span><text:span text:style-name="T82">existentes (</text:span><text:span text:style-name="T83">Qué hacen, cómo lo hacen, con que información lo hacen y que resultado arrojan).</text:span></text:p>
      <text:p text:style-name="Normal"/>
      <text:p text:style-name="Normal"><text:span text:style-name="T84">Medios:</text:span></text:p>
      <text:p text:style-name="Normal"><text:span text:style-name="T85">Manuales de normas y procesos.</text:span></text:p>
      <text:p text:style-name="Normal"><text:span text:style-name="T86">Flujo-gramas de documentos.</text:span></text:p>
      <text:p text:style-name="Normal"><text:span text:style-name="T87">Entrevistas.</text:span></text:p>
      <text:p text:style-name="Normal"><text:span text:style-name="T88">Observación directa.</text:span></text:p>
      <text:p text:style-name="Normal"/>
      <text:p text:style-name="P89"><text:span text:style-name="T90">Análisis <text:s/>requerimientos nuevo sistema</text:span></text:p>
      <text:p text:style-name="P91"/>
      <text:p text:style-name="Normal"><text:span text:style-name="T92">Conocer requerimientos al detalle.</text:span></text:p>
      <text:soft-page-break/>
      <text:p text:style-name="Normal"><text:span text:style-name="T93">Presentar lista de necesidades y nuevos requerimientos,</text:span></text:p>
      <text:p text:style-name="Normal"><text:span text:style-name="T94">Explorar nuevas alternativas de información</text:span></text:p>
      <text:p text:style-name="Normal"><text:span text:style-name="T95">Clasificar y agrupar requerimientos.</text:span></text:p>
      <text:p text:style-name="Normal"/>
      <text:p text:style-name="Normal"><text:span text:style-name="T96">Reevaluación</text:span><text:span text:style-name="T97"><text:s/>del estudio de factibilidad</text:span></text:p>
      <text:p text:style-name="Normal"/>
      <text:list text:style-name="LFO4" text:continue-numbering="true">
        <text:list-item>
          <text:p text:style-name="P98"><text:span text:style-name="T99">Modificación definición del sistema.</text:span></text:p>
        </text:list-item>
        <text:list-item>
          <text:p text:style-name="P100"><text:span text:style-name="T101">Modificación de recursos asignados.</text:span></text:p>
        </text:list-item>
        <text:list-item>
          <text:p text:style-name="P102"><text:span text:style-name="T103">Modificación del estimativos.</text:span></text:p>
        </text:list-item>
        <text:list-item>
          <text:p text:style-name="P104"><text:span text:style-name="T105">Inclusión de nuevas alternativas</text:span></text:p>
        </text:list-item>
        <text:list-item>
          <text:p text:style-name="P106"><text:span text:style-name="T107">Cambios de factibilidades</text:span></text:p>
        </text:list-item>
        <text:list-item>
          <text:p text:style-name="P108"><text:span text:style-name="T109">Modificación al cronograma.</text:span></text:p>
        </text:list-item>
      </text:list>
      <text:p text:style-name="Normal"/>
      <text:p text:style-name="Normal"><text:span text:style-name="T110">Desarrollar especificaciones seria lo que sigue.</text:span></text:p>
      <text:p text:style-name="Normal"/>
      <text:p text:style-name="Normal"><text:span text:style-name="T111">Importante para todo modelo</text:span></text:p>
      <text:p text:style-name="Normal"><text:span text:style-name="T112">Modelo de datos:<text:s/></text:span></text:p>
      <text:p text:style-name="Normal"><text:span text:style-name="T113">Modelo de procesos:<text:s/></text:span><text:span text:style-name="T114">Paso a paso para hacer algo de manera ordenada.(algoritmo).</text:span></text:p>
      <text:p text:style-name="Normal"><text:span text:style-name="T115">Entrada ---------- Proceso(tareas) /se transfiguran(algoritmo) ------------ salidas</text:span></text:p>
      <text:p text:style-name="Normal"><text:span text:style-name="T116">las entradas (datos / guardan en DB(modelos de datos relacionales).</text:span></text:p>
      <text:p text:style-name="Normal"/>
      <text:p text:style-name="Normal"/>
      <text:p text:style-name="Normal"/>
      <text:p text:style-name="P117"><text:span text:style-name="T118">Diagrama de contexto</text:span></text:p>
      <text:p text:style-name="P119"><text:span text:style-name="T120">Sistema:<text:s/></text:span><text:span text:style-name="T121">conjunto de procesos relacionados con<text:s/></text:span><text:span text:style-name="T122">el</text:span><text:span text:style-name="T123"><text:s/>fin de cumplir un objetivo.</text:span></text:p>
      <text:p text:style-name="P124"/>
      <text:p text:style-name="P125"><text:span text:style-name="T126">Relaciones</text:span><text:span text:style-name="T127">: entrega de información entre los procesos.</text:span></text:p>
      <text:p text:style-name="P128"/>
      <text:p text:style-name="P129"><text:span text:style-name="T130">Contexto: "Historia", "Cuento general"</text:span></text:p>
      <text:p text:style-name="P131"/>
      <text:list text:style-name="LFO5" text:continue-numbering="true">
        <text:list-item>
          <text:p text:style-name="P132"><text:span text:style-name="T133">Entradas</text:span><text:span text:style-name="T134">: Flujo de datos de composición conocida(paquete de datos)(linea con flecha y circulo).</text:span></text:p>
        </text:list-item>
        <text:list-item>
          <text:p text:style-name="P135"><text:span text:style-name="T136">Salidas:<text:s/></text:span><text:span text:style-name="T137">Paquetes de datos generados por el sistema. (Circulo con linea y flecha)</text:span></text:p>
        </text:list-item>
        <text:list-item>
          <text:p text:style-name="P138"><text:span text:style-name="T139">Sistemas abiertos:<text:s/></text:span><text:span text:style-name="T140">Todo sistema esta en un ambiente y puede ser permeable por información que viene de afuera</text:span></text:p>
        </text:list-item>
        <text:list-item>
          <text:p text:style-name="P141"><text:span text:style-name="T142">Elementos(funciones):<text:s/></text:span><text:span text:style-name="T143">Son las tareas, actividades o funciones que transforman las entradas en salidas).(circulo)</text:span></text:p>
        </text:list-item>
        <text:list-item>
          <text:p text:style-name="P144"><text:span text:style-name="T145">Relaciones:<text:s/></text:span><text:span text:style-name="T146">Paquete de datos de composición concida(estan dentro del sistema (lineas con flecha)</text:span></text:p>
        </text:list-item>
        <text:list-item>
          <text:p text:style-name="P147"><text:span text:style-name="T148">Entidades: o agentes externos:<text:s/></text:span><text:span text:style-name="T149">Origen y/o destino de las entradas y las salidas. (rectangulos)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50">Especificaciones de proceso:</text:p>
      <text:list text:style-name="LFO6" text:continue-numbering="true">
        <text:list-item>
          <text:p text:style-name="P151">Descripción detallada y ordenada de los procesos</text:p>
        </text:list-item>
        <text:list-item>
          <text:p text:style-name="P152">Definen lo que debe hacerse para transformar entradas en salidas.</text:p>
        </text:list-item>
        <text:list-item>
          <text:p text:style-name="P153">Se definen por cada proceso</text:p>
        </text:list-item>
        <text:list-item>
          <text:p text:style-name="P154">Se describe el cálculo y la transformación</text:p>
        </text:list-item>
        <text:list-item>
          <text:p text:style-name="P155">Se puede describir mediante:</text:p>
        </text:list-item>
      </text:list>
      <text:list text:style-name="LFO7" text:continue-numbering="true">
        <text:list-item>
          <text:p text:style-name="P156">Arboles de decisión</text:p>
        </text:list-item>
        <text:list-item>
          <text:p text:style-name="P157">Tablas de decisión</text:p>
        </text:list-item>
        <text:list-item>
          <text:p text:style-name="P158">Español estructurado(seudocódigo)</text:p>
        </text:list-item>
      </text:list>
      <text:p text:style-name="Normal"/>
      <text:p text:style-name="Normal"/>
      <text:p text:style-name="P159">Modelo de información:<text:s/></text:p>
      <text:p text:style-name="Normal">Las relaciones que existen dentro de los procesos de mi sistema.</text:p>
      <text:p text:style-name="Normal">Permite establecer “caminos de acceso” que permitan integrar la información almacenada en el sistema.</text:p>
      <text:p text:style-name="Normal">Propósito:</text:p>
      <text:p text:style-name="Normal">Los datos son la parte medular de cualquier sistema.</text:p>
      <text:p text:style-name="Normal">Un modelo de información debe incluir:<text:s/></text:p>
      <text:list text:style-name="LFO8" text:continue-numbering="true">
        <text:list-item>
          <text:p text:style-name="P160">Diagrama de estructura de datos (DSD)</text:p>
        </text:list-item>
        <text:list-item>
          <text:p text:style-name="P161">Estimaciones de volumen y retención por entidad.</text:p>
        </text:list-item>
        <text:list-item>
          <text:p text:style-name="P162">Atribuciones por entidad</text:p>
        </text:list-item>
        <text:list-item>
          <text:p text:style-name="P163">Definición de cada entidad, relación y atributo</text:p>
        </text:list-item>
        <text:list-item>
          <text:p text:style-name="P164">Propiedades de los atributos (opcionalidad, tipo, rango)</text:p>
        </text:list-item>
        <text:list-item>
          <text:p text:style-name="P165">Matrices de entidad.</text:p>
        </text:list-item>
      </text:list>
      <text:p text:style-name="Normal"/>
      <text:p text:style-name="Normal"/>
      <text:p text:style-name="P166">UML</text:p>
      <text:p text:style-name="Normal">Finales de los 80</text:p>
      <text:p text:style-name="Normal"/>
      <text:p text:style-name="Normal">Vistas:</text:p>
      <text:p text:style-name="Normal">De usuario<text:s/></text:p>
      <text:p text:style-name="Normal">estructural</text:p>
      <text:p text:style-name="Normal">Del comportamiento</text:p>
      <text:p text:style-name="Normal">Implementación</text:p>
      <text:p text:style-name="Normal">Entorno</text:p>
      <text:p text:style-name="Normal"/>
      <text:p text:style-name="P167"><text:s/>El lenguaje unificado de modelado tiene 3 pilares</text:p>
      <text:list text:style-name="LFO9" text:continue-numbering="true">
        <text:list-item>
          <text:p text:style-name="P168">Dirigido por casos de uno: plasmar los requerimientos o comportamientos que tendrá el usuario</text:p>
        </text:list-item>
        <text:list-item>
          <text:p text:style-name="P169">Centrado a la arquitectura: integraciones, entornos, conexiones, usuarios; se utiliza para comprender el sistema, organizar el desarrollo, fomentar reutilización y hacer evolución del sistema.</text:p>
        </text:list-item>
        <text:list-item>
          <text:p text:style-name="P170">Iterativo e incremental: no conformarse con lo inicial, los casos de uso valídelos de nuevo y mire si tiene opciones de mejora.</text:p>
        </text:list-item>
      </text:list>
      <text:p text:style-name="Normal"/>
      <text:p text:style-name="Normal"/>
      <text:p text:style-name="Normal"><text:line-break/><text:soft-page-break/>Caso de uso: Como responde el sistema cuando esté trabajando</text:p>
      <text:p text:style-name="Normal">Actor: Usuario o algo externo que ejecuta directamente alguna petición.</text:p>
      <text:p text:style-name="Normal"/>
      <text:p text:style-name="Normal"><draw:g draw:z-index="251659264" draw:name="Grupo 10" draw:id="id9" draw:style-name="a8" text:anchor-type="paragraph"><svg:title/><svg:desc/><draw:custom-shape svg:x="0in" svg:y="-0.00069in" svg:width="1.46875in" svg:height="0.89583in" draw:id="id0" draw:style-name="a0" draw:name="Elipse 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0814in" svg:y1="0.24349in" svg:x2="4.36265in" svg:y2="0.25391in" draw:id="id1" draw:style-name="a1" draw:name="Conector recto 2"><svg:title/><svg:desc/></draw:connector><draw:g draw:name="Grupo 9" draw:id="id8"><svg:title/><svg:desc/><draw:custom-shape svg:x="1.9186in" svg:y="0.83651in" svg:width="0.53125in" svg:height="0.5625in" draw:id="id2" draw:style-name="a2" draw:name="Elipse 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19404in" svg:y1="1.39465in" svg:x2="2.16279in" svg:y2="2.04049in" draw:id="id3" draw:style-name="a3" draw:name="Conector recto 4"><svg:title/><svg:desc/></draw:connector><draw:connector draw:type="line" svg:x1="2.18169in" svg:y1="1.99931in" svg:x2="1.74419in" svg:y2="2.19722in" draw:id="id4" draw:style-name="a4" draw:name="Conector recto 5"><svg:title/><svg:desc/></draw:connector><draw:connector draw:type="line" svg:x1="2.55862in" svg:y1="2.1776in" svg:x2="2.16279in" svg:y2="2.01093in" draw:id="id5" draw:style-name="a5" draw:name="Conector recto 6"><svg:title/><svg:desc/></draw:connector><draw:connector draw:type="line" svg:x1="2.59351in" svg:y1="1.71248in" svg:x2="2.19767in" svg:y2="1.54582in" draw:id="id6" draw:style-name="a6" draw:name="Conector recto 7"><svg:title/><svg:desc/></draw:connector><draw:connector draw:type="line" svg:x1="2.15407in" svg:y1="1.53419in" svg:x2="1.77907in" svg:y2="1.68002in" draw:id="id7" draw:style-name="a7" draw:name="Conector recto 8"><svg:title/><svg:desc/></draw:connector></draw:g></draw:g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Los casos de uso se relacionan de dos maneras diferentes:<text:s/></text:p>
      <text:p text:style-name="Normal">Include: funcionalidad que es<text:s/>común<text:s/>a varios casos de uso, las casos que utilizan el factor<text:s/>común<text:s/>van en dirección al caso en<text:s/>común<text:s/>con la palabra include en la flecha punteada.</text:p>
      <text:p text:style-name="Normal"/>
      <text:p text:style-name="Normal">Extend: cuando el caso de uso tenga comportamiento variables o excepciones.</text:p>
      <text:p text:style-name="Normal">Si un cliente por ejemplo no existe que se hace: en este caso el extend<text:s/>va con la flecha con origen en el caso excepcional hacia el caso padre, la palabra extend y punteada.</text:p>
      <text:p text:style-name="Normal"/>
      <text:p text:style-name="Normal">Use: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ndrés Jovanny Henao Sánchez</dc:creator>
    <meta:creation-date>2023-02-21T11:52:00Z</meta:creation-date>
    <dc:date>2023-02-28T11:44:00Z</dc:date>
    <meta:template xlink:href="Normal" xlink:type="simple"/>
    <meta:editing-cycles>13</meta:editing-cycles>
    <meta:editing-duration>PT8640S</meta:editing-duration>
    <meta:document-statistic meta:page-count="5" meta:paragraph-count="11" meta:word-count="898" meta:character-count="5832" meta:row-count="41" meta:non-whitespace-character-count="4945"/>
  </office:meta>
</office:document-meta>
</file>